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Query.RangeQuery( String field , String lowerTerm , String upperTerm , boolean includeLower , boolean includeU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equals( Object 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ngeQuery.getCol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geQuery.isInclus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geQuery.includesU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geQuery.getUpperTerm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geQuery.toString( String fie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ngeQuery.getUpper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geQuery.includesLo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geQuery.hashCod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ngeQuery.getEnum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geQuery.getLowerTerm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geQuery.init( Term lowerTerm , Term upperTerm , boolean includeLower , boolean includeUpper , Collator colla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angeQuery.RangeQuery( Term lowerTerm , Term upperTerm , boolean inclusive , Collator col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RangeQuery( String field , String lowerTerm , String upperTerm , boolean includeLower , boolean includeUpper , Collator col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RangeQuery( Term lowerTerm , Term upperTerm , boolean in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Query.getLower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